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93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0.8965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5H20M35.075S">
            <text:p>15:20:35.0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5H20M35.121S">
            <text:p>15:20:35.1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5H20M35.171S">
            <text:p>15:20:35.17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5H20M35.221S">
            <text:p>15:20:35.22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5H20M35.269S">
            <text:p>15:20:35.27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5H20M35.314S">
            <text:p>15:20:35.3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5H20M35.183S">
            <text:p>15:20:35.18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5H20M35.173S">
            <text:p>15:20:35.17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5H20M35.363S">
            <text:p>15:20:35.3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5H20M35.228S">
            <text:p>15:20:35.23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5H20M35.183S">
            <text:p>15:20:35.18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5H20M35.415S">
            <text:p>15:20:35.4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5H20M35.35S">
            <text:p>15:20:35.35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5H20M35.467S">
            <text:p>15:20:35.4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5H20M35.515S">
            <text:p>15:20:35.5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5H20M35.335S">
            <text:p>15:20:35.34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5H20M35.397S">
            <text:p>15:20:35.40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5H20M35.319S">
            <text:p>15:20:35.32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5H20M35.57S">
            <text:p>15:20:35.5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5H20M35.377S">
            <text:p>15:20:35.38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5H20M35.275S">
            <text:p>15:20:35.28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5H20M35.461S">
            <text:p>15:20:35.46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5H20M35.64S">
            <text:p>15:20:35.64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5H20M35.37S">
            <text:p>15:20:35.37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5H20M35.653S">
            <text:p>15:20:35.6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5H20M35.691S">
            <text:p>15:20:35.6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5H20M35.421S">
            <text:p>15:20:35.4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5H20M35.752S">
            <text:p>15:20:35.7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5H20M35.796S">
            <text:p>15:20:35.8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5H20M35.543S">
            <text:p>15:20:35.54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5H20M35.842S">
            <text:p>15:20:35.84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5H20M35.522S">
            <text:p>15:20:35.5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5H20M35.473S">
            <text:p>15:20:35.4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5H20M35.859S">
            <text:p>15:20:35.8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5H20M35.907S">
            <text:p>15:20:35.9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5H20M35.628S">
            <text:p>15:20:35.63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5H20M35.952S">
            <text:p>15:20:35.9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5H20M35.615S">
            <text:p>15:20:35.6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5H20M35.968S">
            <text:p>15:20:35.97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5H20M35.658S">
            <text:p>15:20:35.66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5H20M35.535S">
            <text:p>15:20:35.54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5H20M35.575S">
            <text:p>15:20:35.5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434">
            <text:p>43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5H20M36S">
            <text:p>15:20:36.00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5H20M36.008S">
            <text:p>15:20:36.0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5H20M36.06S">
            <text:p>15:20:36.0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5H20M35.565S">
            <text:p>15:20:35.57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5H20M35.758S">
            <text:p>15:20:35.7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5H20M35.728S">
            <text:p>15:20:35.73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5H20M35.888S">
            <text:p>15:20:35.8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5H20M35.69S">
            <text:p>15:20:35.6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5H20M35.699S">
            <text:p>15:20:35.7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5H20M35.988S">
            <text:p>15:20:35.99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5H20M36.298S">
            <text:p>15:20:36.30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5H20M36.013S">
            <text:p>15:20:36.0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5H20M36.083S">
            <text:p>15:20:36.08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5H20M36.361S">
            <text:p>15:20:36.36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5H20M36.091S">
            <text:p>15:20:36.0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5H20M36.066S">
            <text:p>15:20:36.0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5H20M36.022S">
            <text:p>15:20:36.0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5H20M35.954S">
            <text:p>15:20:35.95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5H20M36.47S">
            <text:p>15:20:36.47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5H20M35.958S">
            <text:p>15:20:35.9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5H20M35.883S">
            <text:p>15:20:35.88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5H20M35.912S">
            <text:p>15:20:35.9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779">
            <text:p>77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20M35.802S">
            <text:p>15:20:35.8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904">
            <text:p>90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20M36.485S">
            <text:p>15:20:36.4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20M36.419S">
            <text:p>15:20:36.4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20M36.394S">
            <text:p>15:20:36.3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352">
            <text:p>35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20M36.394S">
            <text:p>15:20:36.3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20M36.769S">
            <text:p>15:20:36.7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20M36.318S">
            <text:p>15:20:36.3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20M36.24S">
            <text:p>15:20:36.2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20M36.783S">
            <text:p>15:20:36.7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20M36.144S">
            <text:p>15:20:36.1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36.13S">
            <text:p>15:20:36.13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684">
            <text:p>68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0M36.817S">
            <text:p>15:20:36.82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0M36.243S">
            <text:p>15:20:36.2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0M35.863S">
            <text:p>15:20:35.8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997">
            <text:p>99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0M36.55S">
            <text:p>15:20:36.55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20M36.884S">
            <text:p>15:20:36.88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20M36.709S">
            <text:p>15:20:36.7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20M36.726S">
            <text:p>15:20:36.7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20M37.019S">
            <text:p>15:20:37.0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20M36.737S">
            <text:p>15:20:36.7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20M36.749S">
            <text:p>15:20:36.7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20M37.034S">
            <text:p>15:20:37.0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20M37.059S">
            <text:p>15:20:37.0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5H20M36.792S">
            <text:p>15:20:36.7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5H20M37.074S">
            <text:p>15:20:37.0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5H20M36.81S">
            <text:p>15:20:36.8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5H20M36.863S">
            <text:p>15:20:36.8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5H20M37.107S">
            <text:p>15:20:37.1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5H20M37.125S">
            <text:p>15:20:37.1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5H20M36.693S">
            <text:p>15:20:36.6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5H20M37.007S">
            <text:p>15:20:37.0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5H20M37.196S">
            <text:p>15:20:37.2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5H20M36.848S">
            <text:p>15:20:36.8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5H20M37.229S">
            <text:p>15:20:37.2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5H20M37.178S">
            <text:p>15:20:37.1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5H20M37.26S">
            <text:p>15:20:37.2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5H20M35.66S">
            <text:p>15:20:35.66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210">
            <text:p>221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5H20M37.873S">
            <text:p>15:20:37.87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5H20M37.91S">
            <text:p>15:20:37.9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5H20M37.921S">
            <text:p>15:20:37.92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5H20M37.929S">
            <text:p>15:20:37.9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5H20M35.855S">
            <text:p>15:20:35.86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203">
            <text:p>220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5H20M38.061S">
            <text:p>15:20:38.06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5H20M38.098S">
            <text:p>15:20:38.10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5H20M38.111S">
            <text:p>15:20:38.11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5H20M38.119S">
            <text:p>15:20:38.1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5H20M36.018S">
            <text:p>15:20:36.02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172">
            <text:p>217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5H20M35.983S">
            <text:p>15:20:35.98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211">
            <text:p>221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5H20M38.194S">
            <text:p>15:20:38.19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5H20M38.198S">
            <text:p>15:20:38.20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5H20M38.246S">
            <text:p>15:20:38.25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5H20M38.261S">
            <text:p>15:20:38.26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5H20M38.259S">
            <text:p>15:20:38.2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5H20M38.269S">
            <text:p>15:20:38.27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5H20M38.271S">
            <text:p>15:20:38.27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5H20M38.286S">
            <text:p>15:20:38.29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5H20M36.305S">
            <text:p>15:20:36.31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146">
            <text:p>214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5H20M38.453S">
            <text:p>15:20:38.4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5H20M38.494S">
            <text:p>15:20:38.4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5H20M38.505S">
            <text:p>15:20:38.51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5H20M38.511S">
            <text:p>15:20:38.51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5H20M36.477S">
            <text:p>15:20:36.48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063">
            <text:p>206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5H20M36.39S">
            <text:p>15:20:36.39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194">
            <text:p>219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5H20M38.542S">
            <text:p>15:20:38.54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5H20M38.593S">
            <text:p>15:20:38.5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5H20M38.613S">
            <text:p>15:20:38.61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5H20M38.62S">
            <text:p>15:20:38.62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5H20M38.588S">
            <text:p>15:20:38.59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5H20M38.637S">
            <text:p>15:20:38.6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5H20M38.677S">
            <text:p>15:20:38.68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5H20M38.685S">
            <text:p>15:20:38.6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5H20M36.839S">
            <text:p>15:20:36.8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056">
            <text:p>205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5H20M38.897S">
            <text:p>15:20:38.90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5H20M36.776S">
            <text:p>15:20:36.7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183">
            <text:p>218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5H20M38.966S">
            <text:p>15:20:38.97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5H20M38.988S">
            <text:p>15:20:38.99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5H20M38.997S">
            <text:p>15:20:39.00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5H20M38.975S">
            <text:p>15:20:38.9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5H20M39.019S">
            <text:p>15:20:39.0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5H20M36.808S">
            <text:p>15:20:36.8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227">
            <text:p>222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5H20M39.034S">
            <text:p>15:20:39.0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5H20M39.05S">
            <text:p>15:20:39.0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5H20M36.896S">
            <text:p>15:20:36.90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196">
            <text:p>219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5H20M39.038S">
            <text:p>15:20:39.0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5H20M39.098S">
            <text:p>15:20:39.1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5H20M37.071S">
            <text:p>15:20:37.0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060">
            <text:p>206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5H20M39.123S">
            <text:p>15:20:39.1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5H20M39.137S">
            <text:p>15:20:39.1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5H20M39.095S">
            <text:p>15:20:39.10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5H20M39.157S">
            <text:p>15:20:39.1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5H20M39.169S">
            <text:p>15:20:39.17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5H20M39.134S">
            <text:p>15:20:39.1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5H20M39.178S">
            <text:p>15:20:39.18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5H20M39.181S">
            <text:p>15:20:39.1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5H20M37.092S">
            <text:p>15:20:37.0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104">
            <text:p>210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5H20M39.196S">
            <text:p>15:20:39.2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5H20M39.202S">
            <text:p>15:20:39.2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5H20M37.066S">
            <text:p>15:20:37.0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171">
            <text:p>217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5H20M37.127S">
            <text:p>15:20:37.1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110">
            <text:p>211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5H20M37.137S">
            <text:p>15:20:37.1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106">
            <text:p>210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5H20M39.198S">
            <text:p>15:20:39.2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5H20M39.249S">
            <text:p>15:20:39.2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5H20M37.208S">
            <text:p>15:20:37.2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071">
            <text:p>207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5H20M37.249S">
            <text:p>15:20:37.2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065">
            <text:p>206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5H20M39.251S">
            <text:p>15:20:39.2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5H20M39.244S">
            <text:p>15:20:39.2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5H20M39.348S">
            <text:p>15:20:39.3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5H20M39.363S">
            <text:p>15:20:39.3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5H20M39.377S">
            <text:p>15:20:39.3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5H20M39.246S">
            <text:p>15:20:39.2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5H20M39.317S">
            <text:p>15:20:39.3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5H20M37.03S">
            <text:p>15:20:37.0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387">
            <text:p>238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5H20M39.416S">
            <text:p>15:20:39.4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5H20M39.282S">
            <text:p>15:20:39.2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5H20M39.428S">
            <text:p>15:20:39.4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5H20M39.341S">
            <text:p>15:20:39.3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5H20M39.436S">
            <text:p>15:20:39.4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5H20M39.407S">
            <text:p>15:20:39.4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5H20M39.434S">
            <text:p>15:20:39.4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5H20M39.447S">
            <text:p>15:20:39.4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5H20M39.453S">
            <text:p>15:20:39.4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5H20M39.419S">
            <text:p>15:20:39.4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5H20M39.469S">
            <text:p>15:20:39.4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5H20M39.479S">
            <text:p>15:20:39.4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5H20M39.282S">
            <text:p>15:20:39.2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5H20M39.486S">
            <text:p>15:20:39.4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5H20M39.438S">
            <text:p>15:20:39.4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5H20M39.495S">
            <text:p>15:20:39.5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5H20M37.27S">
            <text:p>15:20:37.2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324">
            <text:p>232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5H20M39.486S">
            <text:p>15:20:39.4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5H20M39.597S">
            <text:p>15:20:39.6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5H20M39.616S">
            <text:p>15:20:39.6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5H20M39.651S">
            <text:p>15:20:39.6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5H20M39.647S">
            <text:p>15:20:39.6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5H20M39.662S">
            <text:p>15:20:39.6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5H20M39.672S">
            <text:p>15:20:39.6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0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00:36.39</dc:date>
    <meta:document-statistic meta:table-count="1" meta:cell-count="1407" meta:object-count="0"/>
    <meta:generator>OpenOffice.org/3.2$Win32 OpenOffice.org_project/320m12$Build-9483</meta:generator>
  </office:meta>
</office:document-meta>
</file>